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raining</text:p>
          </table:table-cell>
          <table:table-cell office:value-type="string">
            <text:p>Validation</text:p>
          </table:table-cell>
          <table:table-cell office:value-type="string">
            <text:p>Testing</text:p>
          </table:table-cell>
        </table:table-row>
        <table:table-row table:style-name="ro2">
          <table:table-cell table:number-columns-repeated="2"/>
          <table:table-cell office:value-type="string">
            <text:p>BackProp</text:p>
          </table:table-cell>
          <table:table-cell table:style-name="ce1" office:value-type="float" office:value="0.3967">
            <text:p>0.40</text:p>
          </table:table-cell>
          <table:table-cell table:style-name="ce1" office:value-type="float" office:value="2.3438">
            <text:p>2.34</text:p>
          </table:table-cell>
          <table:table-cell table:style-name="ce1" office:value-type="float" office:value="2.6455">
            <text:p>2.65</text:p>
          </table:table-cell>
        </table:table-row>
        <table:table-row table:style-name="ro1">
          <table:table-cell table:number-columns-repeated="2"/>
          <table:table-cell office:value-type="string">
            <text:p>SVM</text:p>
          </table:table-cell>
          <table:table-cell table:style-name="ce1" office:value-type="float" office:value="0.3968">
            <text:p>0.40</text:p>
          </table:table-cell>
          <table:table-cell table:style-name="ce1" office:value-type="float" office:value="2.4617">
            <text:p>2.46</text:p>
          </table:table-cell>
          <table:table-cell table:style-name="ce1" office:value-type="float" office:value="3.1658">
            <text:p>3.17</text:p>
          </table:table-cell>
        </table:table-row>
        <table:table-row table:style-name="ro1">
          <table:table-cell table:number-columns-repeated="2"/>
          <table:table-cell office:value-type="string">
            <text:p>GMM</text:p>
          </table:table-cell>
          <table:table-cell table:style-name="ce1" office:value-type="float" office:value="1.3803">
            <text:p>1.38</text:p>
          </table:table-cell>
          <table:table-cell table:style-name="ce1" office:value-type="float" office:value="3.75">
            <text:p>3.75</text:p>
          </table:table-cell>
          <table:table-cell table:style-name="ce1" office:value-type="float" office:value="5.9664">
            <text:p>5.9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>
            <draw:frame table:end-cell-address="Sheet1.I27" table:end-x="0.213in" table:end-y="0.1236in" draw:z-index="0" svg:width="3.1492in" svg:height="2.7555in" svg:x="0.6197in" svg:y="0.0346in">
              <draw:object draw:notify-on-update-of-ranges="Sheet1.C5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7">06/17/2007</text:date>, <text:time>15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6-17T13:46:01</meta:creation-date>
    <dc:date>2007-06-17T15:48:05</dc:date>
    <dc:language>en-US</dc:language>
    <meta:editing-cycles>3</meta:editing-cycles>
    <meta:editing-duration>PT2H2M4S</meta:editing-duration>
    <meta:user-defined meta:name="Info 1"/>
    <meta:user-defined meta:name="Info 2"/>
    <meta:user-defined meta:name="Info 3"/>
    <meta:user-defined meta:name="Info 4"/>
    <meta:document-statistic meta:table-count="3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5" style:family="chart" style:data-style-name="N2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9pt" style:font-family-asian="'Lucida Sans Unicode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7" style:family="chart">
      <style:graphic-properties draw:fill-color="#9999ff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graphic-properties draw:fill-color="#ffffcc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cm" svg:height="7cm" chart:class="chart:bar" chart:style-name="ch1">
        <chart:legend chart:legend-position="end" svg:x="6.497cm" svg:y="2.997cm" chart:style-name="ch2"/>
        <chart:plot-area chart:style-name="ch3" table:cell-range-address="Sheet1.$C$5:.$F$8" chart:data-source-has-labels="both" chart:table-number-list="0" svg:x="0.16cm" svg:y="0.263cm" svg:width="6.018cm" svg:height="6.597cm">
          <chart:axis chart:dimension="x" chart:name="primary-x" chart:style-name="ch4">
            <chart:categories table:cell-range-address="local-table.A2:.A4"/>
            <chart:grid chart:class="major"/>
          </chart:axis>
          <chart:axis chart:dimension="y" chart:name="primary-y" chart:style-name="ch5">
            <chart:title svg:x="0.16cm" svg:y="4.931cm" chart:style-name="ch6">
              <text:p>Classification Error (%)</text:p>
            </chart:title>
            <chart:grid chart:class="major"/>
          </chart:axis>
          <chart:series chart:style-name="ch7">
            <chart:data-point chart:repeated="3"/>
          </chart:serie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</table:table-cell>
              <table:table-cell office:value-type="string">
                <text:p>Validation</text:p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BackProp</text:p>
              </table:table-cell>
              <table:table-cell office:value-type="float" office:value="0.3967">
                <text:p>0.3967</text:p>
              </table:table-cell>
              <table:table-cell office:value-type="float" office:value="2.3438">
                <text:p>2.3438</text:p>
              </table:table-cell>
              <table:table-cell office:value-type="float" office:value="2.6455">
                <text:p>2.6455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0.3968">
                <text:p>0.3968</text:p>
              </table:table-cell>
              <table:table-cell office:value-type="float" office:value="2.4617">
                <text:p>2.4617</text:p>
              </table:table-cell>
              <table:table-cell office:value-type="float" office:value="3.1658">
                <text:p>3.1658</text:p>
              </table:table-cell>
            </table:table-row>
            <table:table-row>
              <table:table-cell office:value-type="string">
                <text:p>GMM</text:p>
              </table:table-cell>
              <table:table-cell office:value-type="float" office:value="1.3803">
                <text:p>1.3803</text:p>
              </table:table-cell>
              <table:table-cell office:value-type="float" office:value="3.75">
                <text:p>3.75</text:p>
              </table:table-cell>
              <table:table-cell office:value-type="float" office:value="5.9664">
                <text:p>5.966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